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6mm"/>
    </style:style>
    <style:style style:name="co2" style:family="table-column">
      <style:table-column-properties fo:break-before="auto" style:column-width="9.58mm"/>
    </style:style>
    <style:style style:name="co3" style:family="table-column">
      <style:table-column-properties fo:break-before="auto" style:column-width="42.35mm"/>
    </style:style>
    <style:style style:name="co4" style:family="table-column">
      <style:table-column-properties fo:break-before="auto" style:column-width="9.42mm"/>
    </style:style>
    <style:style style:name="co5" style:family="table-column">
      <style:table-column-properties fo:break-before="auto" style:column-width="61.37mm"/>
    </style:style>
    <style:style style:name="co6" style:family="table-column">
      <style:table-column-properties fo:break-before="auto" style:column-width="77.9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7.56mm" fo:break-before="auto" style:use-optimal-row-height="false"/>
    </style:style>
    <style:style style:name="ro3" style:family="table-row">
      <style:table-row-properties style:row-height="8.43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top"/>
      <style:paragraph-properties fo:text-align="start"/>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style:vertical-align="top"/>
    </style:style>
    <style:style style:name="ce5" style:family="table-cell" style:parent-style-name="Default">
      <style:text-properties fo:font-style="italic" fo:font-weight="bold" style:font-style-asian="italic" style:font-weight-asian="bold" style:font-style-complex="italic" style:font-weight-complex="bold"/>
    </style:style>
    <style:style style:name="P1" style:family="paragraph">
      <style:paragraph-properties fo:text-align="center"/>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table table:name="Feuille1" table:style-name="ta1">
        <office:forms form:automatic-focus="true" form:apply-design-mode="tru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Check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heckBatch?language=Basic&amp;location=document" xlink:type="simple"/>
              </office:event-listeners>
            </form:button>
            <form:button form:name="Bouton 2" form:control-implementation="ooo:com.sun.star.form.component.CommandButton" xml:id="control2" form:id="control2" form:label="Export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Batch?language=Basic&amp;location=document" xlink:type="simple"/>
              </office:event-listeners>
            </form:button>
          </form:form>
        </office:forms>
        <table:shapes>
          <draw:control draw:z-index="0" draw:text-style-name="P1" svg:width="28.42mm" svg:height="7.24mm" svg:x="99.13mm" svg:y="129.94mm" draw:control="control1"/>
          <draw:control draw:z-index="1" draw:text-style-name="P1" svg:width="29.98mm" svg:height="7.39mm" svg:x="132.35mm" svg:y="130.16mm" draw:control="control2"/>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Garden train monorail</text:p>
          </table:table-cell>
          <table:table-cell table:number-columns-repeated="6"/>
        </table:table-row>
        <table:table-row table:style-name="ro1">
          <table:table-cell office:value-type="string" calcext:value-type="string">
            <text:p>Windows OpenScad part batch generator © PRZ GPL 2.0 <text:s text:c="3"/>Nov. 2016</text:p>
          </table:table-cell>
          <table:table-cell table:number-columns-repeated="3"/>
          <table:table-cell table:style-name="ce1" office:value-type="string" calcext:value-type="string">
            <text:p>Attention, OpenScad is case sensitive</text:p>
          </table:table-cell>
          <table:table-cell table:style-name="ce1"/>
          <table:table-cell/>
        </table:table-row>
        <table:table-row table:style-name="ro1">
          <table:table-cell office:value-type="string" calcext:value-type="string">
            <text:p>Parts are numbered from 1 to 60</text:p>
          </table:table-cell>
          <table:table-cell table:number-columns-repeated="6"/>
        </table:table-row>
        <table:table-row table:style-name="ro1">
          <table:table-cell office:value-type="string" calcext:value-type="string">
            <text:p>Number 61+ is only for grouped parts</text:p>
          </table:table-cell>
          <table:table-cell table:number-columns-repeated="6"/>
        </table:table-row>
        <table:table-row table:style-name="ro1">
          <table:table-cell table:number-columns-repeated="7"/>
        </table:table-row>
        <table:table-row table:style-name="ro1">
          <table:table-cell office:value-type="string" calcext:value-type="string">
            <text:p>Openscad location </text:p>
          </table:table-cell>
          <table:table-cell table:number-columns-repeated="2"/>
          <table:table-cell office:value-type="string" calcext:value-type="string">
            <text:p>c:"\Program Files\OpenSCAD\openscad.exe"</text:p>
          </table:table-cell>
          <table:table-cell table:number-columns-repeated="2"/>
          <table:table-cell office:value-type="string" calcext:value-type="string">
            <text:p>Use standard double quotes ! NOT quotes generated by Libre Office</text:p>
          </table:table-cell>
        </table:table-row>
        <table:table-row table:style-name="ro1">
          <table:table-cell office:value-type="string" calcext:value-type="string">
            <text:p>Default options</text:p>
          </table:table-cell>
          <table:table-cell table:number-columns-repeated="2"/>
          <table:table-cell office:value-type="string" calcext:value-type="string">
            <text:p>-D diam_way=32</text:p>
          </table:table-cell>
          <table:table-cell/>
          <table:table-cell table:style-name="ce5" office:value-type="string" calcext:value-type="string">
            <text:p>Modify way diameter as needed</text:p>
          </table:table-cell>
          <table:table-cell/>
        </table:table-row>
        <table:table-row table:style-name="ro1">
          <table:table-cell office:value-type="string" calcext:value-type="string">
            <text:p>STL file prefix</text:p>
          </table:table-cell>
          <table:table-cell table:number-columns-repeated="2"/>
          <table:table-cell office:value-type="string" calcext:value-type="string">
            <text:p>GTM_</text:p>
          </table:table-cell>
          <table:table-cell/>
          <table:table-cell table:style-name="ce1" office:value-type="string" calcext:value-type="string">
            <text:p>LibreOffice calc buttons may be bugged, and may stay in design mode</text:p>
          </table:table-cell>
          <table:table-cell/>
        </table:table-row>
        <table:table-row table:style-name="ro1">
          <table:table-cell table:number-columns-repeated="5"/>
          <table:table-cell table:style-name="ce1" office:value-type="string" calcext:value-type="string">
            <text:p>To activate buttons, open menu <text:s/>[View][Toolbars], select [Form control]</text:p>
          </table:table-cell>
          <table:table-cell/>
        </table:table-row>
        <table:table-row table:style-name="ro1">
          <table:table-cell table:number-columns-repeated="5"/>
          <table:table-cell table:style-name="ce1" office:value-type="string" calcext:value-type="string">
            <text:p>Then click on the top right button to get out of the design mode then close toolbar</text:p>
          </table:table-cell>
          <table:table-cell/>
        </table:table-row>
        <table:table-row table:style-name="ro1">
          <table:table-cell table:style-name="ce1" office:value-type="string" calcext:value-type="string">
            <text:p>Activate macro :[Tools] [Options] [Libre Office][Safety][Macros safety] [Medium level]</text:p>
          </table:table-cell>
          <table:table-cell table:number-columns-repeated="6"/>
        </table:table-row>
        <table:table-row table:style-name="ro1">
          <table:table-cell office:value-type="string" calcext:value-type="string">
            <text:p>Checking screen</text:p>
          </table:table-cell>
          <table:table-cell table:number-columns-repeated="6"/>
        </table:table-row>
        <table:table-row table:style-name="ro2">
          <table:table-cell table:style-name="ce2" office:value-type="string" calcext:value-type="string" table:number-columns-spanned="7" table:number-rows-spanned="1">
            <text:p>start c:"\Program Files\OpenSCAD\openscad.exe" -D diam_way=32 -o STL_Way/GTM_41_flat_rail_support.stl -D part=41  -D nbpart=1 Monorail2.scad</text:p>
            <text:p>start c:"\Program Files\OpenSCAD\openscad.exe" -D diam_way=32 -o STL_Way/GTM_43_circ_rail_support.stl -D part=43  -D nbpart=1 Monorail2.scad</text:p>
            <text:p>start c:"\Program Files\OpenSCAD\openscad.exe" -D diam_way=32 -o STL_Way/GTM_44_track_support_way_circ.stl -D part=44  -D nbpart=1 Monorail2.scad</text:p>
            <text:p>start c:"\Program Files\OpenSCAD\openscad.exe" -D diam_way=32 -o STL_Way/GTM_46_way_side_support1.stl -D part=46  -D nbpart=1 Monorail2.scad</text:p>
            <text:p>start c:"\Program Files\OpenSCAD\openscad.exe" -D diam_way=32 -o STL_Way/GTM_47_way_side_support1_circ.stl -D part=47  -D nbpart=1 Monorail2.scad</text:p>
            <text:p>start c:"\Program Files\OpenSCAD\openscad.exe" -D diam_way=32 -o STL_Way/GTM_48_way_side_support2.stl -D part=48  -D nbpart=1 Monorail2.scad</text:p>
            <text:p>start c:"\Program Files\OpenSCAD\openscad.exe" -D diam_way=32 -o STL_Way/GTM_49_way_side_support3.stl -D part=49  -D nbpart=1 Monorail2.scad</text:p>
            <text:p>start c:"\Program Files\OpenSCAD\openscad.exe" -D diam_way=32 -o STL_Way/GTM_51_beam_support_side1.stl -D part=51  -D nbpart=1 Monorail2.scad</text:p>
            <text:p>start c:"\Program Files\OpenSCAD\openscad.exe" -D diam_way=32 -o STL_Way/GTM_52_beam_support_side2.stl -D part=52  -D nbpart=1 Monorail2.scad</text:p>
            <text:p>start c:"\Program Files\OpenSCAD\openscad.exe" -D diam_way=32 -o STL_Way/GTM_53_beam_support_side1_circ.stl -D part=53  -D nbpart=1 Monorail2.scad</text:p>
            <text:p>start c:"\Program Files\OpenSCAD\openscad.exe" -D diam_way=32 -o STL_Way/GTM_54_beam_support_side2_circ.stl -D part=54  -D nbpart=1 Monorail2.scad</text:p>
            <text:p>start c:"\Program Files\OpenSCAD\openscad.exe" -D diam_way=32 -o STL_Way/GTM_55_beam_support_side3.stl -D part=55  -D nbpart=1 Monorail2.scad</text:p>
            <text:p>start c:"\Program Files\OpenSCAD\openscad.exe" -D diam_way=32 -o STL_Way/GTM_56_way_stop.stl -D part=56  -D nbpart=1 Monorail2.scad</text:p>
            <text:p>start c:"\Program Files\OpenSCAD\openscad.exe" -D diam_way=32 -o STL_Way/GTM_57_way_switch_hinge1.stl -D part=57  -D nbpart=1 Monorail2.scad</text:p>
            <text:p>start c:"\Program Files\OpenSCAD\openscad.exe" -D diam_way=32 -o STL_Way/GTM_58_way_switch_hinge2.stl -D part=58  -D nbpart=1 Monorail2.scad</text:p>
            <text:p>start c:"\Program Files\OpenSCAD\openscad.exe" -D diam_way=32 -o STL_Way/GTM_59_way_switch_hinge3.stl -D part=59  -D nbpart=1 Monorail2.scad</text:p>
            <text:p/>
            <text:p>cmd</text:p>
          </table:table-cell>
          <table:covered-table-cell table:number-columns-repeated="2"/>
          <table:covered-table-cell table:style-name="ce4"/>
          <table:covered-table-cell table:number-columns-repeated="3"/>
        </table:table-row>
        <table:table-row table:style-name="ro1">
          <table:table-cell table:style-name="ce1" office:value-type="string" calcext:value-type="string">
            <text:p>Position mouse on batch title and click button</text:p>
          </table:table-cell>
          <table:table-cell table:number-columns-repeated="6"/>
        </table:table-row>
        <table:table-row table:style-name="ro1">
          <table:table-cell table:style-name="ce1" office:value-type="string" calcext:value-type="string">
            <text:p>Directories shall already exists</text:p>
          </table:table-cell>
          <table:table-cell table:number-columns-repeated="6"/>
        </table:table-row>
        <table:table-row table:style-name="ro3">
          <table:table-cell table:style-name="ce1" office:value-type="string" calcext:value-type="string">
            <text:p>Batch name/</text:p>
            <text:p>OpenScad File</text:p>
          </table:table-cell>
          <table:table-cell table:style-name="ce1" office:value-type="string" calcext:value-type="string">
            <text:p>Dir/</text:p>
            <text:p>Var</text:p>
          </table:table-cell>
          <table:table-cell table:style-name="ce1" office:value-type="string" calcext:value-type="string">
            <text:p>Value</text:p>
          </table:table-cell>
          <table:table-cell table:style-name="ce1" office:value-type="string" calcext:value-type="string">
            <text:p>Batch string – no space – no extension</text:p>
          </table:table-cell>
          <table:table-cell table:style-name="ce1" office:value-type="string" calcext:value-type="string">
            <text:p>Nb</text:p>
          </table:table-cell>
          <table:table-cell table:style-name="ce1" office:value-type="string" calcext:value-type="string">
            <text:p>Added options</text:p>
          </table:table-cell>
          <table:table-cell table:style-name="ce1"/>
        </table:table-row>
        <table:table-row table:style-name="ro1">
          <table:table-cell table:style-name="ce1" office:value-type="string" calcext:value-type="string">
            <text:p>Batch_bogies</text:p>
          </table:table-cell>
          <table:table-cell table:style-name="ce3" office:value-type="string" calcext:value-type="string">
            <text:p>STL</text:p>
          </table:table-cell>
          <table:table-cell table:style-name="ce3"/>
          <table:table-cell table:style-name="ce1" table:number-columns-repeated="3"/>
          <table:table-cell table:style-name="ce3" office:value-type="string" calcext:value-type="string">
            <text:p>If 2nd column filled, this is the directory</text:p>
          </table:table-cell>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 calcext:value-type="float">
            <text:p>1</text:p>
          </table:table-cell>
          <table:table-cell office:value-type="string" calcext:value-type="string">
            <text:p>free_wheel_half</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 calcext:value-type="float">
            <text:p>2</text:p>
          </table:table-cell>
          <table:table-cell office:value-type="string" calcext:value-type="string">
            <text:p>free_wheel_half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3" calcext:value-type="float">
            <text:p>3</text:p>
          </table:table-cell>
          <table:table-cell office:value-type="string" calcext:value-type="string">
            <text:p>motor_wheel_half</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 calcext:value-type="float">
            <text:p>4</text:p>
          </table:table-cell>
          <table:table-cell office:value-type="string" calcext:value-type="string">
            <text:p>motor_wheel_half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 calcext:value-type="float">
            <text:p>5</text:p>
          </table:table-cell>
          <table:table-cell office:value-type="string" calcext:value-type="string">
            <text:p>free_bogie_half</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 calcext:value-type="float">
            <text:p>6</text:p>
          </table:table-cell>
          <table:table-cell office:value-type="string" calcext:value-type="string">
            <text:p>free_bogie_half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7" calcext:value-type="float">
            <text:p>7</text:p>
          </table:table-cell>
          <table:table-cell office:value-type="string" calcext:value-type="string">
            <text:p>free_bogie_arm</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8" calcext:value-type="float">
            <text:p>8</text:p>
          </table:table-cell>
          <table:table-cell office:value-type="string" calcext:value-type="string">
            <text:p>free_bogie_arm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0" calcext:value-type="float">
            <text:p>10</text:p>
          </table:table-cell>
          <table:table-cell office:value-type="string" calcext:value-type="string">
            <text:p>motor_bogie_half</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1" calcext:value-type="float">
            <text:p>11</text:p>
          </table:table-cell>
          <table:table-cell office:value-type="string" calcext:value-type="string">
            <text:p>motor_bogie_half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2" calcext:value-type="float">
            <text:p>12</text:p>
          </table:table-cell>
          <table:table-cell office:value-type="string" calcext:value-type="string">
            <text:p>motor_bogie_arm</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3" calcext:value-type="float">
            <text:p>13</text:p>
          </table:table-cell>
          <table:table-cell office:value-type="string" calcext:value-type="string">
            <text:p>motor_bogie_arm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14" calcext:value-type="float">
            <text:p>14</text:p>
          </table:table-cell>
          <table:table-cell office:value-type="string" calcext:value-type="string">
            <text:p>bogie_bearing_ring</text:p>
          </table:table-cell>
          <table:table-cell office:value-type="float" office:value="6" calcext:value-type="float">
            <text:p>6</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Batch_car</text:p>
          </table:table-cell>
          <table:table-cell table:style-name="ce3" office:value-type="string" calcext:value-type="string">
            <text:p>STL</text:p>
          </table:table-cell>
          <table:table-cell table:number-columns-repeated="5"/>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1" calcext:value-type="float">
            <text:p>21</text:p>
          </table:table-cell>
          <table:table-cell office:value-type="string" calcext:value-type="string">
            <text:p>car_spreader</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2" calcext:value-type="float">
            <text:p>22</text:p>
          </table:table-cell>
          <table:table-cell office:value-type="string" calcext:value-type="string">
            <text:p>top_hinge_ball_cup</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3" calcext:value-type="float">
            <text:p>23</text:p>
          </table:table-cell>
          <table:table-cell office:value-type="string" calcext:value-type="string">
            <text:p>top_hinge_pin</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4" calcext:value-type="float">
            <text:p>24</text:p>
          </table:table-cell>
          <table:table-cell office:value-type="string" calcext:value-type="string">
            <text:p>floor_hinge_ball_cup</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5" calcext:value-type="float">
            <text:p>25</text:p>
          </table:table-cell>
          <table:table-cell office:value-type="string" calcext:value-type="string">
            <text:p>floor_hinge_ball_cup_sup</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6" calcext:value-type="float">
            <text:p>26</text:p>
          </table:table-cell>
          <table:table-cell office:value-type="string" calcext:value-type="string">
            <text:p>floor_hinge_pin</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7" calcext:value-type="float">
            <text:p>27</text:p>
          </table:table-cell>
          <table:table-cell office:value-type="string" calcext:value-type="string">
            <text:p>floor_hinge_slider</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28" calcext:value-type="float">
            <text:p>28</text:p>
          </table:table-cell>
          <table:table-cell office:value-type="string" calcext:value-type="string">
            <text:p>hinge_drilling_template</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31" calcext:value-type="float">
            <text:p>31</text:p>
          </table:table-cell>
          <table:table-cell office:value-type="string" calcext:value-type="string">
            <text:p>car_plate</text:p>
          </table:table-cell>
          <table:table-cell office:value-type="float" office:value="1" calcext:value-type="float">
            <text:p>1</text:p>
          </table:table-cell>
          <table:table-cell/>
          <table:table-cell office:value-type="string" calcext:value-type="string">
            <text:p>Final touch : car plate</text:p>
          </table:table-cell>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37" calcext:value-type="float">
            <text:p>37</text:p>
          </table:table-cell>
          <table:table-cell office:value-type="string" calcext:value-type="string">
            <text:p>current_collect_bar</text:p>
          </table:table-cell>
          <table:table-cell office:value-type="float" office:value="1" calcext:value-type="float">
            <text:p>1</text:p>
          </table:table-cell>
          <table:table-cell/>
          <table:table-cell office:value-type="string" calcext:value-type="string">
            <text:p>Current collecting (if no battery)</text:p>
          </table:table-cell>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38" calcext:value-type="float">
            <text:p>38</text:p>
          </table:table-cell>
          <table:table-cell office:value-type="string" calcext:value-type="string">
            <text:p>current_collect_pad</text:p>
          </table:table-cell>
          <table:table-cell office:value-type="float" office:value="1" calcext:value-type="float">
            <text:p>1</text:p>
          </table:table-cell>
          <table:table-cell/>
          <table:table-cell office:value-type="string" calcext:value-type="string">
            <text:p>Current collecting (if no battery)</text:p>
          </table:table-cell>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39" calcext:value-type="float">
            <text:p>39</text:p>
          </table:table-cell>
          <table:table-cell office:value-type="string" calcext:value-type="string">
            <text:p>current_track_template</text:p>
          </table:table-cell>
          <table:table-cell office:value-type="float" office:value="1" calcext:value-type="float">
            <text:p>1</text:p>
          </table:table-cell>
          <table:table-cell/>
          <table:table-cell office:value-type="string" calcext:value-type="string">
            <text:p>Current collecting (if no battery)</text:p>
          </table:table-cell>
        </table:table-row>
        <table:table-row table:style-name="ro1">
          <table:table-cell table:number-columns-repeated="7"/>
        </table:table-row>
        <table:table-row table:style-name="ro1">
          <table:table-cell table:style-name="ce1" office:value-type="string" calcext:value-type="string">
            <text:p>Batch_way</text:p>
          </table:table-cell>
          <table:table-cell table:style-name="ce3" office:value-type="string" calcext:value-type="string">
            <text:p>STL_Way</text:p>
          </table:table-cell>
          <table:table-cell table:number-columns-repeated="5"/>
        </table:table-row>
        <table:table-row table:style-name="ro4">
          <table:table-cell office:value-type="string" calcext:value-type="string">
            <text:p>Monorail2.scad</text:p>
          </table:table-cell>
          <table:table-cell office:value-type="string" calcext:value-type="string">
            <text:p>part</text:p>
          </table:table-cell>
          <table:table-cell office:value-type="float" office:value="41" calcext:value-type="float">
            <text:p>41</text:p>
          </table:table-cell>
          <table:table-cell office:value-type="string" calcext:value-type="string">
            <text:p><text:span text:style-name="T1">flat_</text:span>rail_support</text:p>
          </table:table-cell>
          <table:table-cell office:value-type="float" office:value="1" calcext:value-type="float">
            <text:p>1</text:p>
          </table:table-cell>
          <table:table-cell table:number-columns-repeated="2"/>
        </table:table-row>
        <table:table-row table:style-name="ro4">
          <table:table-cell office:value-type="string" calcext:value-type="string">
            <text:p>Monorail2.scad</text:p>
          </table:table-cell>
          <table:table-cell office:value-type="string" calcext:value-type="string">
            <text:p>part</text:p>
          </table:table-cell>
          <table:table-cell office:value-type="float" office:value="43" calcext:value-type="float">
            <text:p>43</text:p>
          </table:table-cell>
          <table:table-cell office:value-type="string" calcext:value-type="string">
            <text:p><text:span text:style-name="T1">circ_</text:span>rail_support</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4" calcext:value-type="float">
            <text:p>44</text:p>
          </table:table-cell>
          <table:table-cell office:value-type="string" calcext:value-type="string">
            <text:p>track_support_way_circ</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6" calcext:value-type="float">
            <text:p>46</text:p>
          </table:table-cell>
          <table:table-cell office:value-type="string" calcext:value-type="string">
            <text:p>way_side_support1</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7" calcext:value-type="float">
            <text:p>47</text:p>
          </table:table-cell>
          <table:table-cell office:value-type="string" calcext:value-type="string">
            <text:p>way_side_support1_circ</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8" calcext:value-type="float">
            <text:p>48</text:p>
          </table:table-cell>
          <table:table-cell office:value-type="string" calcext:value-type="string">
            <text:p>way_side_support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49" calcext:value-type="float">
            <text:p>49</text:p>
          </table:table-cell>
          <table:table-cell office:value-type="string" calcext:value-type="string">
            <text:p>way_side_support3</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1" calcext:value-type="float">
            <text:p>51</text:p>
          </table:table-cell>
          <table:table-cell office:value-type="string" calcext:value-type="string">
            <text:p>beam_support_side1</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2" calcext:value-type="float">
            <text:p>52</text:p>
          </table:table-cell>
          <table:table-cell office:value-type="string" calcext:value-type="string">
            <text:p>beam_support_side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3" calcext:value-type="float">
            <text:p>53</text:p>
          </table:table-cell>
          <table:table-cell office:value-type="string" calcext:value-type="string">
            <text:p>beam_support_side1_circ</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4" calcext:value-type="float">
            <text:p>54</text:p>
          </table:table-cell>
          <table:table-cell office:value-type="string" calcext:value-type="string">
            <text:p>beam_support_side2_circ</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5" calcext:value-type="float">
            <text:p>55</text:p>
          </table:table-cell>
          <table:table-cell office:value-type="string" calcext:value-type="string">
            <text:p>beam_support_side3</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6" calcext:value-type="float">
            <text:p>56</text:p>
          </table:table-cell>
          <table:table-cell office:value-type="string" calcext:value-type="string">
            <text:p>way_stop</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7" calcext:value-type="float">
            <text:p>57</text:p>
          </table:table-cell>
          <table:table-cell office:value-type="string" calcext:value-type="string">
            <text:p>way_switch_hinge1</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8" calcext:value-type="float">
            <text:p>58</text:p>
          </table:table-cell>
          <table:table-cell office:value-type="string" calcext:value-type="string">
            <text:p>way_switch_hinge2</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59" calcext:value-type="float">
            <text:p>59</text:p>
          </table:table-cell>
          <table:table-cell office:value-type="string" calcext:value-type="string">
            <text:p>way_switch_hinge3</text:p>
          </table:table-cell>
          <table:table-cell office:value-type="float" office:value="1" calcext:value-type="float">
            <text:p>1</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Batch_sets</text:p>
          </table:table-cell>
          <table:table-cell office:value-type="string" calcext:value-type="string">
            <text:p>STL</text:p>
          </table:table-cell>
          <table:table-cell table:number-columns-repeated="5"/>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1" calcext:value-type="float">
            <text:p>61</text:p>
          </table:table-cell>
          <table:table-cell office:value-type="string" calcext:value-type="string">
            <text:p>set_free_wheels</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2" calcext:value-type="float">
            <text:p>62</text:p>
          </table:table-cell>
          <table:table-cell office:value-type="string" calcext:value-type="string">
            <text:p>set_motor_wheels</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4" calcext:value-type="float">
            <text:p>64</text:p>
          </table:table-cell>
          <table:table-cell office:value-type="string" calcext:value-type="string">
            <text:p>set_free_wheels_bogie</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6" calcext:value-type="float">
            <text:p>66</text:p>
          </table:table-cell>
          <table:table-cell office:value-type="string" calcext:value-type="string">
            <text:p>set_motor_bogie_arms</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7" calcext:value-type="float">
            <text:p>67</text:p>
          </table:table-cell>
          <table:table-cell office:value-type="string" calcext:value-type="string">
            <text:p>set_car_hinge</text:p>
          </table:table-cell>
          <table:table-cell office:value-type="float" office:value="1" calcext:value-type="float">
            <text:p>1</text:p>
          </table:table-cell>
          <table:table-cell table:number-columns-repeated="2"/>
        </table:table-row>
        <table:table-row table:style-name="ro1">
          <table:table-cell office:value-type="string" calcext:value-type="string">
            <text:p>Monorail2.scad</text:p>
          </table:table-cell>
          <table:table-cell office:value-type="string" calcext:value-type="string">
            <text:p>part</text:p>
          </table:table-cell>
          <table:table-cell office:value-type="float" office:value="68" calcext:value-type="float">
            <text:p>68</text:p>
          </table:table-cell>
          <table:table-cell office:value-type="string" calcext:value-type="string">
            <text:p>set_current_collector</text:p>
          </table:table-cell>
          <table:table-cell office:value-type="float" office:value="1" calcext:value-type="float">
            <text:p>1</text:p>
          </table:table-cell>
          <table:table-cell table:number-columns-repeated="2"/>
        </table:table-row>
      </table:table>
      <table:named-expressions>
        <table:named-range table:name="Batch1" table:base-cell-address="$Feuille1.$A$23" table:cell-range-address="$Feuille1.$A$17"/>
        <table:named-range table:name="CheckCell" table:base-cell-address="$Feuille1.$A$18" table:cell-range-address="$Feuille1.$A$13"/>
        <table:named-range table:name="FileN" table:base-cell-address="$Feuille1.$A$1" table:cell-range-address="$Feuille1.$A$1:.$A$1048576"/>
        <table:named-range table:name="OPS_location" table:base-cell-address="$Feuille1.$D$13" table:cell-range-address="$Feuille1.$D$6"/>
        <table:named-range table:name="OPS_options" table:base-cell-address="$Feuille1.$D$14" table:cell-range-address="$Feuille1.$D$7"/>
        <table:named-range table:name="PartLine" table:base-cell-address="$Feuille1.$A$21" table:cell-range-address="$Feuille1.$A$18:.$AMJ$18"/>
        <table:named-range table:name="PartN" table:base-cell-address="$Feuille1.$D$1" table:cell-range-address="$Feuille1.$D$1:.$D$1048576"/>
        <table:named-range table:name="Part_prefix" table:base-cell-address="$Feuille1.$D$15" table:cell-range-address="$Feuille1.$D$8"/>
        <table:named-range table:name="StartBatch" table:base-cell-address="$Feuille1.$A$22" table:cell-range-address="$Feuille1.$A$16:.$AMJ$16"/>
        <table:named-range table:name="ValN" table:base-cell-address="$Feuille1.$C$1" table:cell-range-address="$Feuille1.$C$1:.$C$1048576"/>
        <table:named-range table:name="VarN" table:base-cell-address="$Feuille1.$B$1" table:cell-range-address="$Feuille1.$B$1:.$B$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14:28:49.37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5:57.890000000</meta:creation-date>
    <dc:date>2016-11-20T22:53:12.664000000</dc:date>
    <meta:editing-duration>P1DT12H46M5S</meta:editing-duration>
    <meta:editing-cycles>142</meta:editing-cycles>
    <meta:generator>LibreOffice/5.2.3.3$Windows_x86 LibreOffice_project/d54a8868f08a7b39642414cf2c8ef2f228f780cf</meta:generator>
    <meta:document-statistic meta:table-count="1" meta:cell-count="275"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Sub CheckBatch 'write in a cell to check the batch
   ActSheet().getCellRangeByName("CheckCell").string = creBatch
   msgbox ("Batch file shown in cell")
End Sub

sub ExportBatch 'Export to a file 
dim data, aFile, bFile as string
Dim iNumber As Integer
  dim oCell as object
    bFile = BatchName
    if (bFile &lt;&gt;"") then 
		oCell = ThisComponent.CurrentController.getSelection()
    	aFile = CurrentDir()+"/"+ bFile+".bat"
'	aFile = CurrentDir()+"/"+ CellData(3,15) +".bat"
	    iNumber = Freefile
    	Open aFile For Output As #iNumber
		Print #iNumber, creBatch
    	Close #iNumber
	    msgbox ("Batch "+aFile+" file generated")
    end if
End Sub

function BatchName() 
    dim xRow, bRow as integer
   	dim oCell as object
   	bRow =  CellRow ("StartBatch")
	oCell = ThisComponent.CurrentController.getSelection()
	xRow = oCell.CellAddress.Row
	if (xRow&lt;bRow) then
	    msgbox ("Mouse not on a batch file")
	    BatchName = ""
	else 
	    BatchName = CellData(0,xRow)
	end if    
end function 


function creBatch() 
  Dim BLine, aLine as string
  Dim OutParam as string
  Dim aRow, partRow,xRow, xCol as integer
  Dim OScad, Options, aPrefix,aFileExt, aDir, aExt as string
  Dim aFile, aVar, aValue, aValueF, aName, aOption, aNbpart as string
  dim oCell as object
	oCell = ThisComponent.CurrentController.getSelection()
  	xRow = oCell.CellAddress.Row
  	xCol = oCell.CellAddress.Column 
   	OSCAD = ActSheet().getCellRangeByName("OPS_location").string + " "
    Options = ActSheet().getCellRangeByName("OPS_options").string
  	If (Options&lt;&gt;"") then 	Options = Options+" "
   	aPrefix = ActSheet().getCellRangeByName("Part_prefix").string

'  	aPrefix = CellData(3,14)
  	BLine=""
 	 'partRow = CellRow("PartLine")
 	if (batchName&lt;&gt;"") then 
 	    aDir =  CellData(1,xRow)
 	    aExt =  CellData(2,xRow)
 	    if (aDir&lt;&gt;"") then aDir = aDir+"/"
	  	partRow = xRow+1
	  	for aRow = partRow to 99
			aFile =  CellData(0,aRow)
		  	aVar =   CellData(1,aRow)
		  	aValue = CellData(2,aRow)
		  	aValueF= Format(CellData(2,aRow),"00") ' formatted value for cleaner file name
		  	aName  =  Replace(CellData(3,aRow)," ","_")
		  	aNbpart=  CellData(4,aRow)
		  	if (aNbpart="") then aNbpart="1"
		  	aOptions =  CellData(5,aRow)
		  	if (aOptions &lt;&gt;"") then  aOptions = aOptions+" "
		  	if (aExt &lt;&gt;"") then 
		  	   aFileExt="."+aExt
		  	else
		  	   aFileExt=".stl"
		  	end if   
		  	if aFile&lt;&gt;"" then 
				aLine = "start "+oScad + Options +  "-o "+aDir+aPrefix+aValueF+"_"+aName+aFileExt
				aLine = aLine +" -D "+aVar+"="+ aValue +" "+aOptions+" -D nbpart="+aNbpart+" "+aFile+chr(13)
				BLine = Bline +aLine
		  	end if	  
			  if (CellData(0,aRow+1)="") then Exit For
	  	next aRow
	  	BLine = BLine + chr(13) +"cmd" ' prevent exit from command windows(to look at messages)
	  	creBatch = BLine
  	else 
  	  creBatch = ""
  	end if  
end function

'---------------------------------------------------------------------------------
'=== Utility functions ===================================================
Function CellData (col, row, optional oSheet) as string ' data of given sheet
	if isMissing(oSheet) then
		oSheet = ActSheet()
	end if
	CellData = oSheet.getCellByPosition(col,row).string  
End Function

Function CellRow (aName) ' basic function, but way too hard to find
	CellRow=ActSheet().getCellRangeByName(aName).getRangeAddress.StartRow
end function


Function CellCol (aName) ' basic function, but way too hard to find
	CellCol=ActSheet().getCellRangeByName(aName).getRangeAddress.StartColumn
end function

'-------------------------------------------------------
Function ActSheet () as object
 	ActSheet= ThisComponent.getCurrentController.getActiveSheet() 
End Function
'-------------------------------------------------------
Function CurrentDir () as string
	GlobalScope.BasicLibraries.loadLibrary("Tools")
	CurrentDir= Mid(Tools.DirectoryNameoutofPath(ThisComponent.url, "/"), 9) ' Mid eliminate trailings '///file:'
End Function

Function Replace(Source As String, Search As String, NewPart As String) 'found on web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